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512210" style:family="table" style:master-page-name="ta-mp-0x1512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00pt" style:use-optimal-row-height="true"/>
    </style:style>
    <style:style style:name="ACOL-0" style:family="table-column">
      <style:table-column-properties style:column-width="67.50pt" style:use-optimal-column-width="true"/>
    </style:style>
    <style:style style:name="ACE-0x166c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Verdana"/>
    </style:style>
    <style:style style:name="ACE-0x166ce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Verdana"/>
    </style:style>
    <style:style style:name="ACE-0x166cf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Verdana"/>
    </style:style>
    <style:style style:name="ACE-0x166cb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00" fo:font-family="Verdana"/>
    </style:style>
    <style:style style:name="ACE-0x166c8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6cd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00" fo:font-family="Verdana"/>
    </style:style>
    <style:style style:name="ACOL-1" style:family="table-column">
      <style:table-column-properties style:column-width="79.71pt" style:use-optimal-column-width="false"/>
    </style:style>
    <style:style style:name="ACOL-2" style:family="table-column">
      <style:table-column-properties style:column-width="91.00pt" style:use-optimal-column-width="false"/>
    </style:style>
    <style:style style:name="ACOL-3" style:family="table-column">
      <style:table-column-properties style:column-width="85.71pt" style:use-optimal-column-width="false"/>
    </style:style>
    <style:style style:name="ACOL-4" style:family="table-column">
      <style:table-column-properties style:column-width="87.42pt" style:use-optimal-column-width="fals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904-1-1" table:value-type="date"/>
        <table:iteration table:maximum-difference="0.001" table:status="disable" table:steps="100"/>
      </table:calculation-settings>
      <table:table table:name="Sheet1" table:style-name="ta-0x1512210" table:print="true">
        <office:forms form:automatic-focus="false" form:apply-design-mode="false">
          <form:form/>
        </office:forms>
        <table:table-column table:default-cell-style-name="ACE-0x166c9b8" table:style-name="ACOL-0"/>
        <table:table-column table:default-cell-style-name="ACE-0x166c9b8" table:style-name="ACOL-1"/>
        <table:table-column table:default-cell-style-name="ACE-0x166c9b8" table:style-name="ACOL-2"/>
        <table:table-column table:default-cell-style-name="ACE-0x166c9b8" table:style-name="ACOL-3"/>
        <table:table-column table:default-cell-style-name="ACE-0x166c9b8" table:style-name="ACOL-4"/>
        <table:table-column table:default-cell-style-name="ACE-0x166c9b8" table:style-name="ACOL-3"/>
        <table:table-column table:default-cell-style-name="ACE-0x166c9b8" table:style-name="ACOL-0" table:number-columns-repeated="2"/>
        <table:table-column table:default-cell-style-name="ACE-0x166c9b8" table:style-name="ACOL-0" table:number-columns-repeated="248"/>
        <table:table-row table:style-name="AROW-1">
          <table:table-cell table:style-name="ACE-0x166c9b8" office:value-type="string" office:string-value="1: N25">
            <text:p>1: N25</text:p>
          </table:table-cell>
          <table:table-cell table:style-name="ACE-0x166ce38" office:value-type="float" office:value="23.9">
            <text:p>23.9</text:p>
          </table:table-cell>
          <table:table-cell table:style-name="ACE-0x166ce38" office:value-type="float" office:value="26.4">
            <text:p>26.4</text:p>
          </table:table-cell>
          <table:table-cell table:style-name="ACE-0x166ce38" office:value-type="float" office:value="28.3">
            <text:p>28.3</text:p>
          </table:table-cell>
          <table:table-cell table:number-columns-repeated="252" table:style-name="ACE-0x166c9b8"/>
        </table:table-row>
        <table:table-row table:style-name="AROW-1">
          <table:table-cell table:style-name="ACE-0x166c9b8" office:value-type="string" office:string-value="2: DG115a">
            <text:p>2: DG115a</text:p>
          </table:table-cell>
          <table:table-cell table:style-name="ACE-0x166ce38" office:value-type="float" office:value="6.9">
            <text:p>6.9</text:p>
          </table:table-cell>
          <table:table-cell table:style-name="ACE-0x166ce38" office:value-type="float" office:value="6.9">
            <text:p>6.9</text:p>
          </table:table-cell>
          <table:table-cell table:style-name="ACE-0x166ce38" office:value-type="float" office:value="7.1">
            <text:p>7.1</text:p>
          </table:table-cell>
          <table:table-cell table:number-columns-repeated="252" table:style-name="ACE-0x166c9b8"/>
        </table:table-row>
        <table:table-row table:style-name="AROW-1">
          <table:table-cell table:style-name="ACE-0x166c9b8" office:value-type="string" office:string-value="3: DG133">
            <text:p>3: DG133</text:p>
          </table:table-cell>
          <table:table-cell table:style-name="ACE-0x166ce38" office:value-type="float" office:value="8.5">
            <text:p>8.5</text:p>
          </table:table-cell>
          <table:table-cell table:style-name="ACE-0x166ce38" office:value-type="float" office:value="8.2">
            <text:p>8.2</text:p>
          </table:table-cell>
          <table:table-cell table:style-name="ACE-0x166ce38" office:value-type="float" office:value="8.8">
            <text:p>8.8</text:p>
          </table:table-cell>
          <table:table-cell table:number-columns-repeated="252" table:style-name="ACE-0x166c9b8"/>
        </table:table-row>
        <table:table-row table:style-name="AROW-1">
          <table:table-cell table:style-name="ACE-0x166c9b8" office:value-type="string" office:string-value="4: N25/A1anti">
            <text:p>4: N25/A1anti</text:p>
          </table:table-cell>
          <table:table-cell table:style-name="ACE-0x166ce38" office:value-type="float" office:value="2.9">
            <text:p>2.9</text:p>
          </table:table-cell>
          <table:table-cell table:style-name="ACE-0x166ce38" office:value-type="float" office:value="2.8">
            <text:p>2.8</text:p>
          </table:table-cell>
          <table:table-cell table:style-name="ACE-0x166ce38" office:value-type="float" office:value="3.1">
            <text:p>3.1</text:p>
          </table:table-cell>
          <table:table-cell table:number-columns-repeated="4" table:style-name="ACE-0x166cd18"/>
          <table:table-cell table:number-columns-repeated="248" table:style-name="ACE-0x166c9b8"/>
        </table:table-row>
        <table:table-row table:style-name="AROW-1">
          <table:table-cell table:style-name="ACE-0x166c9b8" office:value-type="string" office:string-value="5: DG427">
            <text:p>5: DG427</text:p>
          </table:table-cell>
          <table:table-cell table:style-name="ACE-0x166ce38" office:value-type="float" office:value="3.7">
            <text:p>3.7</text:p>
          </table:table-cell>
          <table:table-cell table:style-name="ACE-0x166ce38" office:value-type="float" office:value="3.3">
            <text:p>3.3</text:p>
          </table:table-cell>
          <table:table-cell table:style-name="ACE-0x166ce38" office:value-type="float" office:value="3.3">
            <text:p>3.3</text:p>
          </table:table-cell>
          <table:table-cell table:number-columns-repeated="2" table:style-name="ACE-0x166ce38"/>
          <table:table-cell table:style-name="ACE-0x166cf58"/>
          <table:table-cell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6: DG428">
            <text:p>6: DG428</text:p>
          </table:table-cell>
          <table:table-cell table:style-name="ACE-0x166ce38" office:value-type="float" office:value="7.6">
            <text:p>7.6</text:p>
          </table:table-cell>
          <table:table-cell table:style-name="ACE-0x166ce38" office:value-type="float" office:value="7.8">
            <text:p>7.8</text:p>
          </table:table-cell>
          <table:table-cell table:style-name="ACE-0x166ce38" office:value-type="float" office:value="7.5">
            <text:p>7.5</text:p>
          </table:table-cell>
          <table:table-cell table:number-columns-repeated="4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7: DG429">
            <text:p>7: DG429</text:p>
          </table:table-cell>
          <table:table-cell table:style-name="ACE-0x166ce38" office:value-type="float" office:value="4.5">
            <text:p>4.5</text:p>
          </table:table-cell>
          <table:table-cell table:style-name="ACE-0x166ce38" office:value-type="float" office:value="4.3">
            <text:p>4.3</text:p>
          </table:table-cell>
          <table:table-cell table:style-name="ACE-0x166ce38" office:value-type="float" office:value="1.5">
            <text:p>1.5</text:p>
          </table:table-cell>
          <table:table-cell table:number-columns-repeated="4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8: DG430">
            <text:p>8: DG430</text:p>
          </table:table-cell>
          <table:table-cell table:style-name="ACE-0x166ce38" office:value-type="float" office:value="5.8">
            <text:p>5.8</text:p>
          </table:table-cell>
          <table:table-cell table:style-name="ACE-0x166ce38" office:value-type="float" office:value="4.7">
            <text:p>4.7</text:p>
          </table:table-cell>
          <table:table-cell table:style-name="ACE-0x166ce38" office:value-type="float" office:value="6.3">
            <text:p>6.3</text:p>
          </table:table-cell>
          <table:table-cell table:number-columns-repeated="4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9: DG431">
            <text:p>9: DG431</text:p>
          </table:table-cell>
          <table:table-cell table:style-name="ACE-0x166ce38" office:value-type="float" office:value="3.4">
            <text:p>3.4</text:p>
          </table:table-cell>
          <table:table-cell table:style-name="ACE-0x166ce38" office:value-type="float" office:value="2.3">
            <text:p>2.3</text:p>
          </table:table-cell>
          <table:table-cell table:style-name="ACE-0x166ce38" office:value-type="float" office:value="6.8">
            <text:p>6.8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0: DG432">
            <text:p>10: DG432</text:p>
          </table:table-cell>
          <table:table-cell table:style-name="ACE-0x166ce38" office:value-type="float" office:value="4">
            <text:p>4.0</text:p>
          </table:table-cell>
          <table:table-cell table:style-name="ACE-0x166ce38" office:value-type="float" office:value="5.2">
            <text:p>5.2</text:p>
          </table:table-cell>
          <table:table-cell table:style-name="ACE-0x166ce38" office:value-type="float" office:value="4.3">
            <text:p>4.3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1: DG433">
            <text:p>11: DG433</text:p>
          </table:table-cell>
          <table:table-cell table:style-name="ACE-0x166ce38" office:value-type="float" office:value="1.2">
            <text:p>1.2</text:p>
          </table:table-cell>
          <table:table-cell table:style-name="ACE-0x166ce38" office:value-type="float" office:value="3.1">
            <text:p>3.1</text:p>
          </table:table-cell>
          <table:table-cell table:style-name="ACE-0x166ce38" office:value-type="float" office:value="1.5">
            <text:p>1.5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2: DG434">
            <text:p>12: DG434</text:p>
          </table:table-cell>
          <table:table-cell table:style-name="ACE-0x166ce38" office:value-type="float" office:value="1">
            <text:p>1.0</text:p>
          </table:table-cell>
          <table:table-cell table:style-name="ACE-0x166ce38" office:value-type="float" office:value="1.4">
            <text:p>1.4</text:p>
          </table:table-cell>
          <table:table-cell table:style-name="ACE-0x166ce38" office:value-type="float" office:value="0.6">
            <text:p>0.6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3: DG435">
            <text:p>13: DG435</text:p>
          </table:table-cell>
          <table:table-cell table:style-name="ACE-0x166ce38" office:value-type="float" office:value="8.6">
            <text:p>8.6</text:p>
          </table:table-cell>
          <table:table-cell table:style-name="ACE-0x166ce38" office:value-type="float" office:value="8.6">
            <text:p>8.6</text:p>
          </table:table-cell>
          <table:table-cell table:style-name="ACE-0x166ce38" office:value-type="float" office:value="5.4">
            <text:p>5.4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4: DG436">
            <text:p>14: DG436</text:p>
          </table:table-cell>
          <table:table-cell table:style-name="ACE-0x166ce38" office:value-type="float" office:value="6.8">
            <text:p>6.8</text:p>
          </table:table-cell>
          <table:table-cell table:style-name="ACE-0x166ce38" office:value-type="float" office:value="5.4">
            <text:p>5.4</text:p>
          </table:table-cell>
          <table:table-cell table:style-name="ACE-0x166ce38" office:value-type="float" office:value="4.1">
            <text:p>4.1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5: DG437">
            <text:p>15: DG437</text:p>
          </table:table-cell>
          <table:table-cell table:style-name="ACE-0x166ce38" office:value-type="float" office:value="7.1">
            <text:p>7.1</text:p>
          </table:table-cell>
          <table:table-cell table:style-name="ACE-0x166ce38" office:value-type="float" office:value="4.8">
            <text:p>4.8</text:p>
          </table:table-cell>
          <table:table-cell table:style-name="ACE-0x166ce38" office:value-type="float" office:value="3">
            <text:p>3.0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6: DG438">
            <text:p>16: DG438</text:p>
          </table:table-cell>
          <table:table-cell table:style-name="ACE-0x166ce38" office:value-type="float" office:value="7">
            <text:p>7.0</text:p>
          </table:table-cell>
          <table:table-cell table:style-name="ACE-0x166ce38" office:value-type="float" office:value="7.2">
            <text:p>7.2</text:p>
          </table:table-cell>
          <table:table-cell table:style-name="ACE-0x166ce38" office:value-type="float" office:value="6.3">
            <text:p>6.3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7: DG439">
            <text:p>17: DG439</text:p>
          </table:table-cell>
          <table:table-cell table:style-name="ACE-0x166ce38" office:value-type="float" office:value="11.7">
            <text:p>11.7</text:p>
          </table:table-cell>
          <table:table-cell table:style-name="ACE-0x166ce38" office:value-type="float" office:value="10.4">
            <text:p>10.4</text:p>
          </table:table-cell>
          <table:table-cell table:style-name="ACE-0x166ce38" office:value-type="float" office:value="8.5">
            <text:p>8.5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8: DG440">
            <text:p>18: DG440</text:p>
          </table:table-cell>
          <table:table-cell table:style-name="ACE-0x166ce38" office:value-type="float" office:value="9.3">
            <text:p>9.3</text:p>
          </table:table-cell>
          <table:table-cell table:style-name="ACE-0x166ce38" office:value-type="float" office:value="9.2">
            <text:p>9.2</text:p>
          </table:table-cell>
          <table:table-cell table:style-name="ACE-0x166ce38" office:value-type="float" office:value="8">
            <text:p>8.0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19: DG441">
            <text:p>19: DG441</text:p>
          </table:table-cell>
          <table:table-cell table:style-name="ACE-0x166ce38" office:value-type="float" office:value="5.4">
            <text:p>5.4</text:p>
          </table:table-cell>
          <table:table-cell table:style-name="ACE-0x166ce38" office:value-type="float" office:value="7.6">
            <text:p>7.6</text:p>
          </table:table-cell>
          <table:table-cell table:style-name="ACE-0x166ce38" office:value-type="float" office:value="9.3">
            <text:p>9.3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0: DG442">
            <text:p>20: DG442</text:p>
          </table:table-cell>
          <table:table-cell table:style-name="ACE-0x166ce38" office:value-type="float" office:value="15.4">
            <text:p>15.4</text:p>
          </table:table-cell>
          <table:table-cell table:style-name="ACE-0x166ce38" office:value-type="float" office:value="17.2">
            <text:p>17.2</text:p>
          </table:table-cell>
          <table:table-cell table:style-name="ACE-0x166ce38" office:value-type="float" office:value="7.5">
            <text:p>7.5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1: DG443">
            <text:p>21: DG443</text:p>
          </table:table-cell>
          <table:table-cell table:style-name="ACE-0x166ce38" office:value-type="float" office:value="13.9">
            <text:p>13.9</text:p>
          </table:table-cell>
          <table:table-cell table:style-name="ACE-0x166ce38" office:value-type="float" office:value="17.1">
            <text:p>17.1</text:p>
          </table:table-cell>
          <table:table-cell table:style-name="ACE-0x166ce38" office:value-type="float" office:value="8.5">
            <text:p>8.5</text:p>
          </table:table-cell>
          <table:table-cell table:style-name="Gnumeric-default"/>
          <table:table-cell table:number-columns-repeated="3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2: DG444">
            <text:p>22: DG444</text:p>
          </table:table-cell>
          <table:table-cell table:style-name="ACE-0x166ce38" office:value-type="float" office:value="15.5">
            <text:p>15.5</text:p>
          </table:table-cell>
          <table:table-cell table:style-name="ACE-0x166ce38" office:value-type="float" office:value="21.3">
            <text:p>21.3</text:p>
          </table:table-cell>
          <table:table-cell table:style-name="ACE-0x166ce38" office:value-type="float" office:value="11.5">
            <text:p>11.5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3: DG445">
            <text:p>23: DG445</text:p>
          </table:table-cell>
          <table:table-cell table:style-name="ACE-0x166ce38" office:value-type="float" office:value="16.2">
            <text:p>16.2</text:p>
          </table:table-cell>
          <table:table-cell table:style-name="ACE-0x166ce38" office:value-type="float" office:value="22">
            <text:p>22.0</text:p>
          </table:table-cell>
          <table:table-cell table:style-name="ACE-0x166ce38" office:value-type="float" office:value="16.6">
            <text:p>16.6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4: DG446">
            <text:p>24: DG446</text:p>
          </table:table-cell>
          <table:table-cell table:style-name="ACE-0x166ce38" office:value-type="float" office:value="11.2">
            <text:p>11.2</text:p>
          </table:table-cell>
          <table:table-cell table:style-name="ACE-0x166ce38" office:value-type="float" office:value="18.2">
            <text:p>18.2</text:p>
          </table:table-cell>
          <table:table-cell table:style-name="ACE-0x166ce38" office:value-type="float" office:value="6.8">
            <text:p>6.8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5: DG447">
            <text:p>25: DG447</text:p>
          </table:table-cell>
          <table:table-cell table:style-name="ACE-0x166ce38" office:value-type="float" office:value="23.1">
            <text:p>23.1</text:p>
          </table:table-cell>
          <table:table-cell table:style-name="ACE-0x166ce38" office:value-type="float" office:value="21.1">
            <text:p>21.1</text:p>
          </table:table-cell>
          <table:table-cell table:style-name="ACE-0x166ce38" office:value-type="float" office:value="12.1">
            <text:p>12.1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6: DG448">
            <text:p>26: DG448</text:p>
          </table:table-cell>
          <table:table-cell table:style-name="ACE-0x166ce38" office:value-type="float" office:value="19.3">
            <text:p>19.3</text:p>
          </table:table-cell>
          <table:table-cell table:style-name="ACE-0x166ce38" office:value-type="float" office:value="18.4">
            <text:p>18.4</text:p>
          </table:table-cell>
          <table:table-cell table:style-name="ACE-0x166ce38" office:value-type="float" office:value="12.9">
            <text:p>12.9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7: DG449">
            <text:p>27: DG449</text:p>
          </table:table-cell>
          <table:table-cell table:style-name="ACE-0x166ce38" office:value-type="float" office:value="10">
            <text:p>10.0</text:p>
          </table:table-cell>
          <table:table-cell table:style-name="ACE-0x166ce38" office:value-type="float" office:value="11.3">
            <text:p>11.3</text:p>
          </table:table-cell>
          <table:table-cell table:style-name="ACE-0x166ce38" office:value-type="float" office:value="9.3">
            <text:p>9.3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8: DG450">
            <text:p>28: DG450</text:p>
          </table:table-cell>
          <table:table-cell table:style-name="ACE-0x166ce38" office:value-type="float" office:value="24.7">
            <text:p>24.7</text:p>
          </table:table-cell>
          <table:table-cell table:style-name="ACE-0x166ce38" office:value-type="float" office:value="23.3">
            <text:p>23.3</text:p>
          </table:table-cell>
          <table:table-cell table:style-name="ACE-0x166ce38" office:value-type="float" office:value="15.7">
            <text:p>15.7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29: DG451">
            <text:p>29: DG451</text:p>
          </table:table-cell>
          <table:table-cell table:style-name="ACE-0x166ce38" office:value-type="float" office:value="16">
            <text:p>16.0</text:p>
          </table:table-cell>
          <table:table-cell table:style-name="ACE-0x166ce38" office:value-type="float" office:value="16.6">
            <text:p>16.6</text:p>
          </table:table-cell>
          <table:table-cell table:style-name="ACE-0x166ce38" office:value-type="float" office:value="23.6">
            <text:p>23.6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 office:value-type="string" office:string-value="30: DG452">
            <text:p>30: DG452</text:p>
          </table:table-cell>
          <table:table-cell table:style-name="ACE-0x166ce38" office:value-type="float" office:value="20">
            <text:p>20.0</text:p>
          </table:table-cell>
          <table:table-cell table:style-name="ACE-0x166ce38" office:value-type="float" office:value="19">
            <text:p>19.0</text:p>
          </table:table-cell>
          <table:table-cell table:style-name="ACE-0x166ce38" office:value-type="float" office:value="24.6">
            <text:p>24.6</text:p>
          </table:table-cell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246" table:style-name="ACE-0x166c9b8"/>
        </table:table-row>
        <table:table-row table:style-name="AROW-1">
          <table:table-cell table:style-name="ACE-0x166c9b8"/>
          <table:table-cell table:number-columns-repeated="3" table:style-name="ACE-0x166cf58"/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1">
          <table:table-cell table:style-name="ACE-0x166c9b8"/>
          <table:table-cell table:number-columns-repeated="3" table:style-name="ACE-0x166cf58"/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1">
          <table:table-cell table:style-name="ACE-0x166c9b8"/>
          <table:table-cell table:number-columns-repeated="2" table:style-name="ACE-0x166c9b8"/>
          <table:table-cell table:style-name="ACE-0x166c9b8"/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1">
          <table:table-cell table:style-name="ACE-0x166c9b8"/>
          <table:table-cell table:number-columns-repeated="2" table:style-name="ACE-0x166c9b8"/>
          <table:table-cell table:style-name="ACE-0x166c9b8"/>
          <table:table-cell table:style-name="ACE-0x166ce38"/>
          <table:table-cell table:style-name="Gnumeric-default"/>
          <table:table-cell table:number-columns-repeated="2" table:style-name="ACE-0x166ce3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9b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bf8"/>
          <table:table-cell table:number-columns-repeated="2" table:style-name="ACE-0x166cd1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 table:number-rows-repeated="3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style-name="ACE-0x166c9b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3" table:style-name="ACE-0x166cf58"/>
          <table:table-cell table:style-name="ACE-0x166cf5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6" table:style-name="ACE-0x166c9b8"/>
          <table:table-cell table:number-columns-repeated="240" table:style-name="ACE-0x166c9b8"/>
        </table:table-row>
        <table:table-row table:style-name="AROW-0" table:number-rows-repeated="6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6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 table:number-rows-repeated="17">
          <table:table-cell table:style-name="ACE-0x166c9b8"/>
          <table:table-cell table:number-columns-repeated="2" table:style-name="ACE-0x166ce3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9b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 table:number-rows-repeated="3">
          <table:table-cell table:style-name="ACE-0x166c9b8"/>
          <table:table-cell table:number-columns-repeated="2" table:style-name="ACE-0x166c9b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>
          <table:table-cell table:style-name="ACE-0x166c9b8"/>
          <table:table-cell table:number-columns-repeated="2" table:style-name="ACE-0x166c9b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 table:number-rows-repeated="65461">
          <table:table-cell table:style-name="ACE-0x166c9b8"/>
          <table:table-cell table:number-columns-repeated="2" table:style-name="ACE-0x166c9b8"/>
          <table:table-cell table:style-name="ACE-0x166c9b8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>
          <table:table-cell table:number-columns-repeated="4" table:style-name="Gnumeric-default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table-row table:style-name="AROW-0" table:number-rows-repeated="3">
          <table:table-cell table:number-columns-repeated="4" table:style-name="Gnumeric-default"/>
          <table:table-cell table:number-columns-repeated="2" table:style-name="ACE-0x166c9b8"/>
          <table:table-cell table:number-columns-repeated="2" table:style-name="ACE-0x166c9b8"/>
          <table:table-cell table:number-columns-repeated="8" table:style-name="ACE-0x166c9b8"/>
          <table:table-cell table:number-columns-repeated="240" table:style-name="ACE-0x166c9b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1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7.50pt" style:use-optimal-column-width="true"/>
    </style:default-style>
    <style:default-style style:family="table-row">
      <style:table-row-properties style:row-height="13.00pt" style:use-optimal-row-height="true"/>
    </style:default-style>
  </office:styles>
  <office:automatic-styles>
    <style:page-layout style:name="pl-0x16340c0" style:page-usage="all">
      <style:page-layout-properties fo:margin-top="36.00pt" fo:margin-bottom="36.00pt" fo:margin-left="54.00pt" fo:margin-right="54.00pt" fo:page-width="612.00pt" fo:page-height="792.00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.00pt" fo:margin="0.00pt" fo:min-height="36.00pt" svg:height="36.00pt" style:dynamic-spacing="true"/>
      </style:header-style>
      <style:footer-style>
        <style:header-footer-properties fo:border="none" style:shadow="none" fo:padding="0.00pt" fo:margin="0.00pt" fo:min-height="36.00pt" svg:height="36.00pt" style:dynamic-spacing="true"/>
      </style:footer-style>
    </style:page-layout>
  </office:automatic-styles>
  <office:master-styles>
    <style:master-page style:name="ta-mp-0x1512210" style:display-name="Sheet1" style:page-layout-name="pl-0x16340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TS LITS</dc:creator>
    <dc:date>2012-07-11T12:00:08Z</dc:date>
    <meta:user-defined meta:name="dc:publisher" meta:value-type="string">Mount Holyoke College</meta:user-defined>
    <meta:user-defined meta:name="gsf:document-parts"/>
    <meta:user-defined meta:name="gsf:heading-pairs"/>
    <meta:user-defined meta:name="gsf:last-saved-by" meta:value-type="string">CTS LITS</meta:user-defined>
    <meta:user-defined meta:name="gsf:links-dirty" meta:value-type="boolean">f</meta:user-defined>
    <meta:user-defined meta:name="gsf:scale" meta:value-type="boolean">f</meta:user-defined>
    <meta:user-defined meta:name="gsf:security" meta:value-type="float">0</meta:user-defined>
    <meta:user-defined meta:name="gsf:thumbnail"/>
    <meta:creation-date>2012-07-08T04:23:19Z</meta:creation-date>
    <meta:generator>gnumeric/1.10.17</meta:generator>
    <meta:user-defined meta:name="msole:codepage" meta:value-type="float">10000</meta:user-defined>
    <meta:user-defined meta:name="msole:unknown-doc-19" meta:value-type="boolean">f</meta:user-defined>
    <meta:user-defined meta:name="msole:unknown-doc-22" meta:value-type="boolean">f</meta:user-defined>
    <meta:user-defined meta:name="msole:unknown-doc-23" meta:value-type="float">786432</meta:user-defined>
  </office:meta>
</office:document-meta>
</file>